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MS PMincho" svg:font-family="'MS PMincho'" style:font-pitch="variable"/>
    <style:font-face style:name="MS Reference Specialty" svg:font-family="'MS Reference Specialty'" style:font-pitch="variable"/>
    <style:font-face style:name="MonospaceTypewriter" svg:font-family="Monospace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type Corsiva" svg:font-family="'Monotype Corsiva'" style:font-family-generic="script" style:font-pitch="variable"/>
    <style:font-face style:name="Liberation Sans1" svg:font-family="'Liberation Sans'" style:font-family-generic="swiss" style:font-pitch="variable"/>
    <style:font-face style:name="MS Reference Sans Serif" svg:font-family="'MS Reference Sans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1cm" svg:stroke-color="#00000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 style:list-style-name="L1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>
      <style:graphic-properties svg:stroke-width="0cm" svg:stroke-color="#000000" draw:marker-start-width="0.2cm" draw:marker-end-width="0.2cm" draw:fill="solid" draw:fill-color="#cccccc" draw:textarea-horizontal-align="justify" draw:textarea-vertical-align="middle" draw:auto-grow-height="fals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fo:min-height="0.893cm"/>
    </style:style>
    <style:style style:name="gr7" style:family="graphic" style:parent-style-name="standard">
      <style:graphic-properties draw:stroke="none" svg:stroke-color="#000000" draw:fill="none" draw:fill-color="#ffffff" fo:min-height="1.148cm"/>
    </style:style>
    <style:style style:name="gr8" style:family="graphic" style:parent-style-name="standard">
      <style:graphic-properties draw:stroke="none" svg:stroke-color="#000000" draw:fill="none" draw:fill-color="#ffffff" fo:min-height="0.766cm"/>
    </style:style>
    <style:style style:name="gr9" style:family="graphic" style:parent-style-name="standard">
      <style:graphic-properties draw:stroke="none" svg:stroke-color="#000000" draw:fill="none" draw:fill-color="#ffffff" fo:min-height="1.881cm"/>
    </style:style>
    <style:style style:name="gr10" style:family="graphic" style:parent-style-name="standard">
      <style:graphic-properties draw:stroke="none" svg:stroke-color="#000000" draw:fill="none" draw:fill-color="#ffffff" fo:min-height="0.847cm"/>
    </style:style>
    <style:style style:name="P1" style:family="paragraph">
      <loext:graphic-properties draw:fill="solid" draw:fill-color="#ffffff"/>
      <style:paragraph-properties fo:text-align="center"/>
      <style:text-properties fo:font-size="16pt" style:font-size-asian="16pt" style:font-size-complex="16pt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solid" draw:fill-color="#ffffff"/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="solid" draw:fill-color="#cccccc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style:font-name="Liberation Sans1" fo:font-size="16pt" style:font-size-asian="16pt" style:font-size-complex="16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Liberation Sans1" fo:font-size="16pt" style:font-size-asian="16pt" style:font-size-complex="16pt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style:font-name="MS Reference Sans Serif" fo:font-size="10pt" style:font-size-asian="10pt" style:font-size-complex="10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MS Reference Sans Serif" fo:font-size="10pt" style:font-size-asian="10pt" style:font-size-complex="10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3" style:family="paragraph">
      <style:paragraph-properties fo:margin-left="0cm" fo:margin-right="0cm" fo:margin-top="0cm" fo:margin-bottom="0cm" fo:line-height="100%" fo:text-align="start" fo:text-indent="0cm"/>
      <style:text-properties style:font-name="MS Reference Sans Serif" fo:font-size="11pt" style:font-size-asian="11pt" style:font-size-complex="11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MS Reference Sans Serif" fo:font-size="11pt" style:font-size-asian="11pt" style:font-size-complex="11pt"/>
    </style:style>
    <style:style style:name="P15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MS Reference Sans Serif" fo:font-size="10pt" style:font-size-asian="10pt" style:font-size-complex="10pt"/>
    </style:style>
    <style:style style:name="T3" style:family="text">
      <style:text-properties style:font-name="MS Reference Sans Serif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MS Reference Sans Serif"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1" fo:font-size="16pt" fo:font-style="normal" fo:text-shadow="none" style:text-underline-style="none" style:letter-kerning="true" style:font-name-asian="Droid Sans Fallback" style:font-size-asian="16pt" style:font-style-asian="normal" style:font-name-complex="FreeSans" style:font-size-complex="16pt" style:font-style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MS Reference Sans Serif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MS Reference Sans Serif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MS Reference Sans Serif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24cm" svg:height="1.651cm" svg:x="3.413cm" svg:y="2.143cm">
          <text:p><text:span text:style-name="T1">Language Virtualization <text:s/></text:span><text:span text:style-name="T2">⟦</text:span><text:span text:style-name="T3">if</text:span><text:span text:style-name="T2">(c) t </text:span><text:span text:style-name="T3">else</text:span><text:span text:style-name="T2"> e⟧ = ifThenElse[</text:span><text:span text:style-name="T4">T</text:span><text:span text:style-name="T2">](c,t,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889cm" svg:height="0.764cm" svg:x="10.096cm" svg:y="3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14.224cm" svg:height="3.783cm" svg:x="3.375cm" svg:y="4.6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layer="layout" svg:width="3.683cm" svg:height="2.159cm" svg:x="13.502cm" svg:y="5.953cm">
          <text:p text:style-name="P11"><text:span text:style-name="T8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3.556cm" svg:height="2.159cm" svg:x="3.821cm" svg:y="5.84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layer="layout" svg:width="3.683cm" svg:height="2.159cm" svg:x="8.601cm" svg:y="5.92cm">
          <text:p text:style-name="P11"><text:span text:style-name="T8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draw:layer="layout" svg:width="1.165cm" svg:height="0.685cm" svg:x="7.409cm" svg:y="6.6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.165cm" svg:height="0.685cm" svg:x="12.308cm" svg:y="6.6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8" draw:layer="layout" svg:width="5.334cm" svg:height="1.143cm" svg:x="3.286cm" svg:y="4.81cm">
          <draw:text-box>
            <text:p text:style-name="P7"><text:span text:style-name="T5">DSL Intrinisification</text:span></text:p>
          </draw:text-box>
        </draw:frame>
        <draw:frame draw:style-name="gr7" draw:text-style-name="P10" draw:layer="layout" svg:width="9.644cm" svg:height="1.398cm" svg:x="9.009cm" svg:y="4.682cm">
          <draw:text-box>
            <text:p text:style-name="P9"><text:span text:style-name="T6"><text:s/></text:span><text:span text:style-name="T6">⟦</text:span><text:span text:style-name="T6">var</text:span><text:span text:style-name="T7"> b: Int = varDef(0)</text:span><text:span text:style-name="T7">⟧</text:span><text:span text:style-name="T7"> = </text:span></text:p>
            <text:p text:style-name="P9"><text:span text:style-name="T6"><text:s text:c="6"/></text:span><text:span text:style-name="T6">var</text:span><text:span text:style-name="T7"> b: Rep[Int] = </text:span><text:span text:style-name="T6">this</text:span><text:span text:style-name="T7">.varDef(lift[Int](0))</text:span></text:p>
          </draw:text-box>
        </draw:frame>
        <draw:frame draw:style-name="gr8" draw:text-style-name="P12" draw:layer="layout" svg:width="3.937cm" svg:height="1.191cm" svg:x="3.667cm" svg:y="5.699cm">
          <draw:text-box>
            <text:p text:style-name="P11"><text:span text:style-name="T8">Constants and</text:span></text:p>
            <text:p text:style-name="P11"><text:span text:style-name="T8">Free Variables</text:span></text:p>
          </draw:text-box>
        </draw:frame>
        <draw:frame draw:style-name="gr9" draw:text-style-name="P14" draw:layer="layout" svg:width="4.691cm" svg:height="2.131cm" svg:x="3.667cm" svg:y="6.715cm">
          <draw:text-box>
            <text:p text:style-name="P13"><text:span text:style-name="T6"><text:s/></text:span><text:span text:style-name="T6">⟦</text:span><text:span text:style-name="T6">0</text:span><text:span text:style-name="T7">⟧ = lift[Int](0)</text:span></text:p>
            <text:p text:style-name="P13"><text:span text:style-name="T7"><text:s/></text:span><text:span text:style-name="T6">⟦</text:span><text:span text:style-name="T6">x</text:span><text:span text:style-name="T7">⟧ = hole[Int](id)</text:span></text:p>
            <text:p text:style-name="P13"><text:span text:style-name="T9"><text:s/></text:span></text:p>
          </draw:text-box>
        </draw:frame>
        <draw:frame draw:style-name="gr8" draw:text-style-name="P15" draw:layer="layout" svg:width="3.937cm" svg:height="1.016cm" svg:x="8.493cm" svg:y="5.953cm">
          <draw:text-box>
            <text:p text:style-name="P11"><text:span text:style-name="T8">Types</text:span></text:p>
          </draw:text-box>
        </draw:frame>
        <draw:frame draw:style-name="gr8" draw:text-style-name="P15" draw:layer="layout" svg:width="3.937cm" svg:height="1.016cm" svg:x="13.319cm" svg:y="5.953cm">
          <draw:text-box>
            <text:p text:style-name="P11"><text:span text:style-name="T8">Operations</text:span></text:p>
          </draw:text-box>
        </draw:frame>
        <draw:frame draw:style-name="gr10" draw:text-style-name="P14" draw:layer="layout" svg:width="3.548cm" svg:height="1.097cm" svg:x="8.501cm" svg:y="6.888cm">
          <draw:text-box>
            <text:p text:style-name="P13"><text:span text:style-name="T6"><text:s/></text:span><text:span text:style-name="T6">⟦</text:span><text:span text:style-name="T6">Int</text:span><text:span text:style-name="T7">⟧ = Rep[Int]</text:span></text:p>
          </draw:text-box>
        </draw:frame>
        <draw:frame draw:style-name="gr10" draw:text-style-name="P14" draw:layer="layout" svg:width="3.548cm" svg:height="1.097cm" svg:x="13.319cm" svg:y="6.634cm">
          <draw:text-box>
            <text:p text:style-name="P13"><text:span text:style-name="T6"><text:s/></text:span><text:span text:style-name="T6">⟦</text:span><text:span text:style-name="T6">varDef(t)</text:span><text:span text:style-name="T7">⟧ =</text:span></text:p>
            <text:p text:style-name="P13"><text:span text:style-name="T7"><text:s text:c="4"/></text:span><text:span text:style-name="T7">this.varDef(t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 style:font-family-generic="swiss"/>
    <style:font-face style:name="MS PMincho" svg:font-family="'MS PMincho'" style:font-pitch="variable"/>
    <style:font-face style:name="MS Reference Specialty" svg:font-family="'MS Reference Specialty'" style:font-pitch="variable"/>
    <style:font-face style:name="MonospaceTypewriter" svg:font-family="Monospace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type Corsiva" svg:font-family="'Monotype Corsiva'" style:font-family-generic="script" style:font-pitch="variable"/>
    <style:font-face style:name="Liberation Sans1" svg:font-family="'Liberation Sans'" style:font-family-generic="swiss" style:font-pitch="variable"/>
    <style:font-face style:name="MS Reference Sans Serif" svg:font-family="'MS Reference Sans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ojin Jovanovic</meta:initial-creator>
    <meta:creation-date>2015-09-20T21:09:30.741783301</meta:creation-date>
    <dc:date>2015-09-25T13:22:51.644657000</dc:date>
    <meta:editing-duration>P1DT17H57M27S</meta:editing-duration>
    <meta:editing-cycles>3</meta:editing-cycles>
    <meta:generator>LibreOffice/4.4.2.2$MacOSX_X86_64 LibreOffice_project/c4c7d32d0d49397cad38d62472b0bc8acff48dd6</meta:generator>
    <meta:printed-by>Vojin Jovanovic</meta:printed-by>
    <meta:print-date>2015-09-20T21:49:40.228639065</meta:print-date>
    <meta:document-statistic meta:object-count="16"/>
  </office:meta>
</office:document-meta>
</file>